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7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7.A" style:family="table-column">
      <style:table-column-properties style:column-width="117.99mm" style:rel-column-width="65535*"/>
    </style:style>
    <style:style style:name="Tabela7.A1" style:family="table-cell">
      <style:table-cell-properties fo:padding="0mm" fo:border="none"/>
    </style:style>
    <style:style style:name="Tabela7.2" style:family="table-row">
      <style:table-row-properties fo:background-color="transparent" fo:keep-together="auto">
        <style:background-image/>
      </style:table-row-properties>
    </style:style>
    <style:style style:name="Tabela7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7.A3" style:family="table-cell">
      <style:table-cell-properties fo:background-color="transparent" fo:padding="0mm" fo:border="none">
        <style:background-image/>
      </style:table-cell-properties>
    </style:style>
    <style:style style:name="Tabela7.6" style:family="table-row">
      <style:table-row-properties style:min-row-height="0.11mm"/>
    </style:style>
    <style:style style:name="Tabela7.A8" style:family="table-cell">
      <style:table-cell-properties style:vertical-align="middle" fo:background-color="transparent" fo:padding="3mm" fo:border="4pt solid #5e8ac7" style:writing-mode="page">
        <style:background-image/>
      </style:table-cell-properties>
    </style:style>
    <style:style style:name="Tabela7.11" style:family="table-row">
      <style:table-row-properties style:row-height="1.99mm"/>
    </style:style>
    <style:style style:name="Tabela7.A12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5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9.98mm" style:rel-column-width="6751*"/>
    </style:style>
    <style:style style:name="Tabela5.B" style:family="table-column">
      <style:table-column-properties style:column-width="12.01mm" style:rel-column-width="4057*"/>
    </style:style>
    <style:style style:name="Tabela5.C" style:family="table-column">
      <style:table-column-properties style:column-width="5.47mm" style:rel-column-width="1847*"/>
    </style:style>
    <style:style style:name="Tabela5.D" style:family="table-column">
      <style:table-column-properties style:column-width="26.53mm" style:rel-column-width="8962*"/>
    </style:style>
    <style:style style:name="Tabela5.E" style:family="table-column">
      <style:table-column-properties style:column-width="4.2mm" style:rel-column-width="1418*"/>
    </style:style>
    <style:style style:name="Tabela5.F" style:family="table-column">
      <style:table-column-properties style:column-width="8.22mm" style:rel-column-width="2776*"/>
    </style:style>
    <style:style style:name="Tabela5.G" style:family="table-column">
      <style:table-column-properties style:column-width="25.31mm" style:rel-column-width="8550*"/>
    </style:style>
    <style:style style:name="Tabela5.H" style:family="table-column">
      <style:table-column-properties style:column-width="92.29mm" style:rel-column-width="31174*"/>
    </style:style>
    <style:style style:name="Tabela5.1" style:family="table-row">
      <style:table-row-properties style:row-height="4.5mm" fo:background-color="transparent" fo:keep-together="auto">
        <style:background-image/>
      </style:table-row-properties>
    </style:style>
    <style:style style:name="Tabela5.A1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5.2" style:family="table-row">
      <style:table-row-properties style:row-height="7.5mm"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none" fo:border-bottom="0.05pt solid #000000" style:writing-mode="page">
        <style:background-image/>
      </style:table-cell-properties>
    </style:style>
    <style:style style:name="Tabela5.F2" style:family="table-cell">
      <style:table-cell-properties style:vertical-align="" fo:background-color="transparent" fo:padding-left="1.01mm" fo:padding-right="1.01mm" fo:padding-top="1.01mm" fo:padding-bottom="0.97mm" fo:border-left="0.05pt solid #000000" fo:border-right="none" fo:border-top="none" fo:border-bottom="0.05pt solid #000000" style:writing-mode="page">
        <style:background-image/>
      </style:table-cell-properties>
    </style:style>
    <style:style style:name="Tabela5.3" style:family="table-row">
      <style:table-row-properties style:row-height="4mm" fo:background-color="transparent" fo:keep-together="auto">
        <style:background-image/>
      </style:table-row-properties>
    </style:style>
    <style:style style:name="Tabela5.A3" style:family="table-cell">
      <style:table-cell-properties style:vertical-align="" fo:background-color="transparent" fo:padding-left="1.01mm" fo:padding-right="1.01mm" fo:padding-top="1.01mm" fo:padding-bottom="0.97mm" fo:border-left="none" fo:border-right="0.5pt solid #000000" fo:border-top="none" fo:border-bottom="none" style:writing-mode="page">
        <style:background-image/>
      </style:table-cell-properties>
    </style:style>
    <style:style style:name="Tabela5.G3" style:family="table-cell">
      <style:table-cell-properties style:vertical-align="" fo:background-color="transparent" fo:padding-left="1.01mm" fo:padding-right="1.01mm" fo:padding-top="1.01mm" fo:padding-bottom="0.97mm" fo:border="none" style:writing-mode="page">
        <style:background-image/>
      </style:table-cell-properties>
    </style:style>
    <style:style style:name="Tabela5.B4" style:family="table-cell">
      <style:table-cell-properties style:vertical-align="" fo:background-color="transparent" fo:padding-left="1.01mm" fo:padding-right="1.01mm" fo:padding-top="1.01mm" fo:padding-bottom="0.97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5.6" style:family="table-row">
      <style:table-row-properties style:row-height="34.98mm" fo:background-color="transparent" fo:keep-together="auto">
        <style:background-image/>
      </style:table-row-properties>
    </style:style>
    <style:style style:name="Tabela5.7" style:family="table-row">
      <style:table-row-properties fo:background-color="transparent" fo:keep-together="auto">
        <style:background-image/>
      </style:table-row-properties>
    </style:style>
    <style:style style:name="Tabela5.A7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5pt solid #000000" fo:border-bottom="none" style:writing-mode="page">
        <style:background-image/>
      </style:table-cell-properties>
    </style:style>
    <style:style style:name="Tabela1" style:family="table">
      <style:table-properties style:width="23.3mm" fo:break-before="auto" fo:break-after="auto" table:align="margins" fo:keep-with-next="auto" style:may-break-between-rows="true" style:writing-mode="page" table:border-model="collapsing"/>
    </style:style>
    <style:style style:name="Tabela1.A" style:family="table-column">
      <style:table-column-properties style:column-width="23.3mm" style:rel-column-width="65535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mm" fo:border="none" style:writing-mode="page">
        <style:background-image/>
      </style:table-cell-properties>
    </style:style>
    <style:style style:name="Tabela2" style:family="table">
      <style:table-properties style:width="90.28mm" fo:break-before="auto" fo:break-after="auto" table:align="margins" fo:keep-with-next="auto" style:may-break-between-rows="true" style:writing-mode="page" table:border-model="collapsing"/>
    </style:style>
    <style:style style:name="Tabela2.A" style:family="table-column">
      <style:table-column-properties style:column-width="90.28mm" style:rel-column-width="65535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mm" fo:border="none" style:writing-mode="page">
        <style:background-image/>
      </style:table-cell-properties>
    </style:style>
    <style:style style:name="P1" style:family="paragraph" style:parent-style-name="Dado_20_campo">
      <style:text-properties fo:font-weight="bold" style:font-weight-asian="bold" style:font-weight-complex="bold"/>
    </style:style>
    <style:style style:name="P2" style:family="paragraph" style:parent-style-name="Dado_20_campo">
      <style:text-properties fo:font-weight="normal" style:font-weight-asian="normal" style:font-weight-complex="normal"/>
    </style:style>
    <style:style style:name="P3" style:family="paragraph" style:parent-style-name="Dado_20_campo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Dado_20_campo">
      <style:paragraph-properties fo:text-align="end" style:justify-single-word="false"/>
    </style:style>
    <style:style style:name="P5" style:family="paragraph" style:parent-style-name="Dado_20_campo">
      <style:paragraph-properties fo:text-align="end" style:justify-single-word="false"/>
      <style:text-properties style:font-name="DejaVu Sans" fo:text-shadow="none" style:font-size-asian="10.5pt" style:font-relief="none"/>
    </style:style>
    <style:style style:name="P6" style:family="paragraph" style:parent-style-name="Dado_20_campo">
      <style:text-properties fo:font-style="normal" style:font-style-asian="normal" style:font-style-complex="normal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Descritivo_20_bloco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 fo:background-color="#f04e4d"/>
      <style:text-properties fo:color="#ffffff" fo:font-size="23pt" fo:font-weight="bold" fo:background-color="transparent" style:font-size-asian="23pt" style:font-weight-asian="bold" style:font-size-complex="23pt" style:font-weight-complex="bold"/>
    </style:style>
    <style:style style:name="P11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P13" style:family="paragraph" style:parent-style-name="Table_20_Contents">
      <style:paragraph-properties fo:text-align="center" style:justify-single-word="false" fo:background-color="#5e8ac7"/>
      <style:text-properties fo:color="#f04e4d" fo:font-size="36pt" fo:font-weight="bold" style:font-size-asian="36pt" style:font-weight-asian="bold" style:font-size-complex="36pt" style:font-weight-complex="bold"/>
    </style:style>
    <style:style style:name="P14" style:family="paragraph" style:parent-style-name="Descritivo_20_campo">
      <style:paragraph-properties fo:text-align="center" style:justify-single-word="false"/>
    </style:style>
    <style:style style:name="P15" style:family="paragraph" style:parent-style-name="Descritivo_20_campo">
      <style:text-properties style:font-name="DejaVu Sans" fo:text-shadow="none" style:font-size-asian="10.5pt" style:font-relief="none"/>
    </style:style>
    <style:style style:name="P16" style:family="paragraph" style:parent-style-name="Descritivo_20_campo">
      <style:paragraph-properties fo:text-align="center" style:justify-single-word="false"/>
      <style:text-properties style:font-name="DejaVu Sans" fo:text-shadow="none" style:font-size-asian="10.5pt" style:font-relief="none"/>
    </style:style>
    <style:style style:name="P17" style:family="paragraph" style:parent-style-name="Descritivo_20_campo">
      <style:paragraph-properties fo:text-align="start" style:justify-single-word="false"/>
      <style:text-properties style:font-name="DejaVu Sans" fo:text-shadow="none" style:font-size-asian="10.5pt" style:font-relief="none"/>
    </style:style>
    <style:style style:name="P18" style:family="paragraph" style:parent-style-name="Dado_20_chave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 fo:background-color="#5e8ac7"/>
      <style:text-properties fo:color="#ffffff" fo:font-size="6pt" fo:font-weight="bold" style:font-size-asian="5.25pt" style:font-weight-asian="bold" style:font-size-complex="6pt" style:font-weight-complex="bold"/>
    </style:style>
    <style:style style:name="P20" style:family="paragraph" style:parent-style-name="Dado_20_campo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2" style:family="text">
      <style:text-properties fo:font-variant="normal" fo:text-transform="none" style:font-name="DejaVu Sans" fo:font-size="23.2000007629395pt" fo:text-shadow="none" style:font-size-asian="23.2000007629395pt" style:font-size-complex="23.2000007629395pt" style:font-relief="none"/>
    </style:style>
    <style:style style:name="T3" style:family="text">
      <style:text-properties fo:font-variant="normal" fo:text-transform="none" style:font-name="DejaVu Sans" fo:font-size="6pt" fo:text-shadow="none" style:font-size-asian="6pt" style:font-size-complex="6pt" style:font-relief="none"/>
    </style:style>
    <style:style style:name="T4" style:family="text">
      <style:text-properties fo:font-size="6pt" fo:font-weight="normal" style:font-size-asian="6pt" style:font-weight-asian="normal" style:font-size-complex="6pt" style:font-weight-complex="normal"/>
    </style:style>
    <style:style style:name="T5" style:family="text">
      <style:text-properties fo:font-size="6pt" fo:font-style="normal" style:font-size-asian="6pt" style:font-style-asian="normal" style:font-size-complex="6pt" style:font-style-complex="normal"/>
    </style:style>
    <style:style style:name="T6" style:family="text">
      <style:text-properties fo:font-size="6pt" fo:font-style="italic" style:font-size-asian="6pt" style:font-style-asian="italic" style:font-size-complex="6pt" style:font-style-complex="italic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variant="small-cap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variant="small-caps" fo:font-size="9pt" fo:font-style="normal" style:font-size-asian="9pt" style:font-style-asian="normal" style:font-size-complex="9pt" style:font-style-complex="normal"/>
    </style:style>
    <style:style style:name="T11" style:family="text">
      <style:text-properties fo:font-variant="small-caps" fo:color="#f04e4d" fo:font-size="9pt" fo:font-style="normal" style:font-size-asian="9pt" style:font-style-asian="normal" style:font-size-complex="9pt" style:font-style-complex="normal"/>
    </style:style>
    <style:style style:name="T12" style:family="text">
      <style:text-properties fo:font-variant="small-caps" fo:color="#f04e4d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3" style:family="text">
      <style:text-properties fo:font-variant="small-caps" fo:color="#fffff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small-caps" fo:color="#ffffff" fo:font-size="9pt" fo:font-style="normal" style:font-size-asian="9pt" style:font-style-asian="normal" style:font-size-complex="9pt" style:font-style-complex="normal"/>
    </style:style>
    <style:style style:name="T15" style:family="text">
      <style:text-properties fo:color="#ffffff"/>
    </style:style>
    <style:style style:name="T16" style:family="text">
      <style:text-properties fo:color="#ffffff" fo:font-size="6pt" fo:font-weight="normal" style:font-size-asian="6pt" style:font-weight-asian="normal" style:font-size-complex="6pt" style:font-weight-complex="normal"/>
    </style:style>
    <style:style style:name="T17" style:family="text">
      <style:text-properties fo:color="#ffffff" fo:font-size="10pt" style:font-size-asian="10pt" style:font-size-complex="10pt"/>
    </style:style>
    <style:style style:name="T18" style:family="text">
      <style:text-properties fo:font-size="23.2000007629395pt" style:font-size-asian="23.2000007629395pt" style:font-size-complex="23.2000007629395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use-window-font-color="true" style:text-underline-style="none"/>
    </style:style>
    <style:style style:name="fr1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1.01mm" fo:border="none" style:shadow="none" draw:shadow-opacity="100%" draw:textarea-vertical-align="top">
        <style:columns fo:column-count="1" fo:column-gap="0mm"/>
      </style:graphic-properties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padding="0m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mdfe.MDFe.infMDFe.emit.xNome.valor" text:name="py3o.damdfe.MDFe.infMDFe.emit.xNome.valor"/>
        <text:user-field-decl office:value-type="string" office:string-value="damdfe.MDFe.cnpj_emitente_formatado" text:name="py3o.damdfe.MDFe.cnpj_emitente_formatado"/>
        <text:user-field-decl office:value-type="string" office:string-value="damdfe.MDFe.endereco_emitente_formatado" text:name="py3o.damdfe.MDFe.endereco_emitente_formatado"/>
        <text:user-field-decl office:value-type="string" office:string-value="damdfe.MDFe.ie_emitente_formatada" text:name="py3o.damdfe.MDFe.ie_emitente_formatada"/>
        <text:user-field-decl office:value-type="string" office:string-value="damdfe.MDFe.infMDFe.emit.enderEmit.xBairro.valor" text:name="py3o.damdfe.MDFe.infMDFe.emit.enderEmit.xBairro.valor"/>
        <text:user-field-decl office:value-type="string" office:string-value="damdfe.MDFe.infMDFe.emit.enderEmit.xMun.valor" text:name="py3o.damdfe.MDFe.infMDFe.emit.enderEmit.xMun.valor"/>
        <text:user-field-decl office:value-type="string" office:string-value="damdfe.MDFe.infMDFe.emit.enderEmit.UF.valor" text:name="py3o.damdfe.MDFe.infMDFe.emit.enderEmit.UF.valor"/>
        <text:user-field-decl office:value-type="string" office:string-value="damdfe.MDFe.cep_emitente_formatado" text:name="py3o.damdfe.MDFe.cep_emitente_formatado"/>
        <text:user-field-decl office:value-type="string" office:string-value="damdfe.MDFe.fone_emitente_formatado" text:name="py3o.damdfe.MDFe.fone_emitente_formatado"/>
        <text:user-field-decl office:value-type="string" office:string-value="damdfe.MDFe.celular_emitente_formatado" text:name="py3o.damdfe.MDFe.celular_emitente_formatado"/>
        <text:user-field-decl office:value-type="string" office:string-value="damdfe.MDFe.infMDFe.emit.enderEmit.email.valor" text:name="py3o.damdfe.MDFe.infMDFe.emit.enderEmit.email.valor"/>
        <text:user-field-decl office:value-type="string" office:string-value="damdfe.procEventoCancMDFe.eventoMDFe.infEvento.detEvento.evCancMDFe.xJust.valor" text:name="py3o.damdfe.procEventoCancMDFe.eventoMDFe.infEvento.detEvento.evCancMDFe.xJust.valor"/>
        <text:user-field-decl office:value-type="string" office:string-value="damdfe.procEventoCancMDFe.retEventoMDFe.protocolo_formatado" text:name="py3o.damdfe.procEventoCancMDFe.retEventoMDFe.protocolo_formatado"/>
        <text:user-field-decl office:value-type="string" office:string-value="damdfe.procEventoEncMDFe.retEventoMDFe.protocolo_formatado" text:name="py3o.damdfe.procEventoEncMDFe.retEventoMDFe.protocolo_formatado"/>
        <text:user-field-decl office:value-type="string" office:string-value="damdfe.MDFe.chave_formatada" text:name="py3o.damdfe.MDFe.chave_formatada"/>
        <text:user-field-decl office:value-type="string" office:string-value="damdfe.protMDFe.protocolo_formatado" text:name="py3o.damdfe.protMDFe.protocolo_formatado"/>
        <text:user-field-decl office:value-type="string" office:string-value="damdfe.MDFe.serie_formatada" text:name="py3o.damdfe.MDFe.serie_formatada"/>
        <text:user-field-decl office:value-type="string" office:string-value="damdfe.MDFe.numero_formatado" text:name="py3o.damdfe.MDFe.numero_formatado"/>
        <text:user-field-decl office:value-type="string" office:string-value="damdfe.MDFe.infMDFe.ide.dhEmi.formato_danfe" text:name="py3o.damdfe.MDFe.infMDFe.ide.dhEmi.formato_danfe"/>
        <text:user-field-decl office:value-type="string" office:string-value="damdfe.nome_sistema" text:name="py3o.damdfe.nome_sistema"/>
        <text:user-field-decl office:value-type="string" office:string-value="damdfe.protNFe.protocolo_formatado" text:name="py3o.damdfe.protNFe.protocolo_formatado"/>
        <text:user-field-decl office:value-type="string" office:string-value="damdfe.MDFe.infMDFe.emit.IE.valor" text:name="py3o.damdfe.MDFe.infMDFe.emit.IE.valor"/>
        <text:user-field-decl office:value-type="string" office:string-value="damdfe.MDFe.infMDFe.ide.dhEmi.formato_danfse" text:name="py3o.damdfe.MDFe.infMDFe.ide.dhEmi.formato_danfse"/>
        <text:user-field-decl office:value-type="string" office:string-value="damdfe.MDFe.obs_fisco_libreoffice" text:name="py3o.damdfe.MDFe.obs_fisco_libreoffice"/>
        <text:user-field-decl office:value-type="string" office:string-value="damdfe.MDFe.dados_adicionais_libreoffice" text:name="py3o.damdfe.MDFe.dados_adicionais_libreoffice"/>
        <text:user-field-decl office:value-type="string" office:string-value="damdfe.MDFe.infMDFe.versao.valor" text:name="py3o.damdfe.MDFe.infMDFe.versao.valor"/>
        <text:user-field-decl office:value-type="string" office:string-value="damdfe.MDFe.chave_imagem" text:name="py3o.damdfe.MDFe.chave_imagem"/>
        <text:user-field-decl office:value-type="string" office:string-value="damdfe.MDFe.placa_veiculo_formatada" text:name="py3o.damdfe.MDFe.placa_veiculo_formatada"/>
        <text:user-field-decl office:value-type="string" office:string-value="damdfe.logo" text:name="py3o.damdfe.logo"/>
        <text:user-field-decl office:value-type="string" office:string-value="damdfe.MDFe.descricao_servico_libreoffice" text:name="py3o.damdfe.MDFe.descricao_servico_libreoffice"/>
        <text:user-field-decl office:value-type="string" office:string-value="damdfe.MDFe.infMDFe.tot.qCTe.formato_danfe" text:name="py3o.damdfe.MDFe.infMDFe.tot.qCTe.formato_danfe"/>
        <text:user-field-decl office:value-type="string" office:string-value="damdfe.MDFe.infMDFe.tot.qNFe.formato_danfe" text:name="py3o.damdfe.MDFe.infMDFe.tot.qNFe.formato_danfe"/>
        <text:user-field-decl office:value-type="string" office:string-value="damdfe.MDFe.infMDFe.tot.qCarga.formato_danfe" text:name="py3o.damdfe.MDFe.infMDFe.tot.qCarga.formato_danfe"/>
        <text:user-field-decl office:value-type="string" office:string-value="condutor.cpf_formatado" text:name="py3o.condutor.cpf_formatado"/>
        <text:user-field-decl office:value-type="string" office:string-value="condutor.xNome.valor" text:name="py3o.condutor.xNome.valor"/>
        <text:user-field-decl office:value-type="string" office:string-value="infmun.xMunDescarga.valor" text:name="py3o.infmun.xMunDescarga.valor"/>
        <text:user-field-decl office:value-type="string" office:string-value="infe.chNFe.valor" text:name="py3o.infe.chNFe.valor"/>
        <text:user-field-decl office:value-type="string" office:string-value="infmun.lista_nfes_libreoffice" text:name="py3o.infmun.lista_nfes_libreoffice"/>
        <text:user-field-decl office:value-type="string" office:string-value="danfe.protNFe.infProt.xMotivo.valor" text:name="py3o.danfe.protNFe.infProt.xMotivo.valor"/>
        <text:user-field-decl office:value-type="string" office:string-value="danfe.procEventoCancNFe.retEvento.protocolo_formatado" text:name="py3o.danfe.procEventoCancNFe.retEvento.protocolo_formatado"/>
        <text:user-field-decl office:value-type="string" office:string-value="danfe.procEventoCancNFe.evento.infEvento.detEvento.xJust.valor" text:name="py3o.danfe.procEventoCancNFe.evento.infEvento.detEvento.xJust.valor"/>
      </text:user-field-decls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row table:style-name="Tabela5.1">
          <table:table-cell table:style-name="Tabela5.A1" table:number-columns-spanned="8" office:value-type="string">
            <text:p text:style-name="Descritivo_20_bloco">MODAL RODOVIÁRIO DE CAR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15">Quantidade de CT-e</text:p>
            <text:p text:style-name="P4"><text:user-field-get text:name="py3o.damdfe.MDFe.infMDFe.tot.qCTe.formato_danfe">damdfe.MDFe.infMDFe.tot.qCTe.formato_danfe</text:user-field-get></text:p>
          </table:table-cell>
          <table:table-cell table:style-name="Tabela5.B2" table:number-columns-spanned="2" office:value-type="string">
            <text:p text:style-name="P15">Quantidade de NF-e</text:p>
            <text:p text:style-name="P5"><text:user-field-get text:name="py3o.damdfe.MDFe.infMDFe.tot.qNFe.formato_danfe">damdfe.MDFe.infMDFe.tot.qNFe.formato_danfe</text:user-field-get></text:p>
          </table:table-cell>
          <table:covered-table-cell/>
          <table:table-cell table:style-name="Tabela5.B2" table:number-columns-spanned="2" office:value-type="string">
            <text:p text:style-name="P15">Peso total (kg)</text:p>
            <text:p text:style-name="P5"><text:user-field-get text:name="py3o.damdfe.MDFe.infMDFe.tot.qCarga.formato_danfe">damdfe.MDFe.infMDFe.tot.qCarga.formato_danfe</text:user-field-get><text:user-field-get text:name="py3o.damdfe.protNFe.protocolo_formatado">damdfe.protNFe.protocolo_formatado</text:user-field-get></text:p>
          </table:table-cell>
          <table:covered-table-cell/>
          <table:table-cell table:style-name="Tabela5.F2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ela5.3">
          <table:table-cell table:style-name="Tabela5.A3" table:number-columns-spanned="6" office:value-type="string">
            <text:p text:style-name="P15">Veícul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5.G3" table:number-columns-spanned="2" office:value-type="string">
            <text:p text:style-name="P15">Condutor</text:p>
          </table:table-cell>
          <table:covered-table-cell/>
        </table:table-row>
        <table:table-row table:style-name="Tabela5.2">
          <table:table-cell table:style-name="Tabela5.A1" office:value-type="string">
            <text:p text:style-name="P15">Placa</text:p>
            <text:p text:style-name="Dado_20_campo"><text:user-field-get text:name="py3o.damdfe.MDFe.placa_veiculo_formatada">damdfe.MDFe.placa_veiculo_formatada</text:user-field-get></text:p>
          </table:table-cell>
          <table:table-cell table:style-name="Tabela5.B4" table:number-columns-spanned="5" office:value-type="string">
            <text:p text:style-name="P15">RNTRC</text:p>
            <text:p text:style-name="Dado_20_campo"/>
          </table:table-cell>
          <table:covered-table-cell/>
          <table:covered-table-cell/>
          <table:covered-table-cell/>
          <table:covered-table-cell/>
          <table:table-cell table:style-name="Tabela5.B4" table:number-rows-spanned="3" office:value-type="string">
            <text:p text:style-name="P15">CPF</text:p>
            <table:table table:name="Tabela1" table:style-name="Tabela1" table:template-name="Estilo padrão">
              <table:table-column table:style-name="Tabela1.A"/>
              <table:table-row table:style-name="Tabela1.1">
                <table:table-cell table:style-name="Tabela1.A1" office:value-type="string">
                  <text:p text:style-name="Dado_20_campo"><text:a xlink:type="simple" xlink:href="py3o://for=%22condutor%20in%20damdfe.MDFe.infMDFe.infModal.veicTracao.condutor%22" text:style-name="Internet_20_link" text:visited-style-name="Visited_20_Internet_20_Link">for="condutor in damdfe.MDFe.infMDFe.infModal.veicTracao.condutor"</text:a></text:p>
                </table:table-cell>
              </table:table-row>
              <table:table-row table:style-name="Tabela1.1">
                <table:table-cell table:style-name="Tabela1.A1" office:value-type="string">
                  <text:p text:style-name="Dado_20_campo"><text:user-field-get text:name="py3o.condutor.cpf_formatado">condutor.cpf_formatado</text:user-field-get></text:p>
                </table:table-cell>
              </table:table-row>
              <table:table-row table:style-name="Tabela1.1">
                <table:table-cell table:style-name="Tabela1.A1" office:value-type="string">
                  <text:p text:style-name="Dado_20_campo"><text:a xlink:type="simple" xlink:href="py3o:///for" text:style-name="Internet_20_link" text:visited-style-name="Visited_20_Internet_20_Link">/for</text:a></text:p>
                </table:table-cell>
              </table:table-row>
            </table:table>
            <text:p text:style-name="Dado_20_campo"><text:soft-page-break/></text:p>
          </table:table-cell>
          <table:table-cell table:style-name="Tabela5.B4" table:number-rows-spanned="3" office:value-type="string">
            <text:p text:style-name="P17">Nome</text:p>
            <table:table table:name="Tabela2" table:style-name="Tabela2">
              <table:table-column table:style-name="Tabela2.A"/>
              <table:table-row table:style-name="Tabela2.1">
                <table:table-cell table:style-name="Tabela2.A1" office:value-type="string">
                  <text:p text:style-name="Dado_20_campo"><text:a xlink:type="simple" xlink:href="py3o://for=%22condutor%20in%20damdfe.MDFe.infMDFe.infModal.veicTracao.condutor%22" text:style-name="Internet_20_link" text:visited-style-name="Visited_20_Internet_20_Link">for="condutor in damdfe.MDFe.infMDFe.infModal.veicTracao.condutor"</text:a></text:p>
                </table:table-cell>
              </table:table-row>
              <table:table-row table:style-name="Tabela2.1">
                <table:table-cell table:style-name="Tabela2.A1" office:value-type="string">
                  <text:p text:style-name="P6"><text:user-field-get text:name="py3o.condutor.xNome.valor">condutor.xNome.valor</text:user-field-get></text:p>
                </table:table-cell>
              </table:table-row>
              <table:table-row table:style-name="Tabela2.1">
                <table:table-cell table:style-name="Tabela2.A1" office:value-type="string">
                  <text:p text:style-name="Dado_20_campo"><text:a xlink:type="simple" xlink:href="py3o:///for" text:style-name="Internet_20_link" text:visited-style-name="Visited_20_Internet_20_Link">/for</text:a></text:p>
                </table:table-cell>
              </table:table-row>
            </table:table>
            <text:p text:style-name="Standard"><text:soft-page-break/></text:p>
          </table:table-cell>
        </table:table-row>
        <table:table-row table:style-name="Tabela5.3">
          <table:table-cell table:style-name="Tabela5.A2" table:number-columns-spanned="6" office:value-type="string">
            <text:p text:style-name="P15">Vale 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6">
          <table:table-cell table:style-name="Tabela5.A2" table:number-columns-spanned="2" office:value-type="string">
            <text:p text:style-name="Descritivo_20_campo">Responsável (CNPJ)</text:p>
            <text:p text:style-name="Dado_20_campo"/>
          </table:table-cell>
          <table:covered-table-cell/>
          <table:table-cell table:style-name="Tabela5.B2" table:number-columns-spanned="2" office:value-type="string">
            <text:p text:style-name="Descritivo_20_campo">Fornecedora (CNPJ)</text:p>
          </table:table-cell>
          <table:covered-table-cell/>
          <table:table-cell table:style-name="Tabela5.B2" table:number-columns-spanned="2" office:value-type="string">
            <text:p text:style-name="P15">Comprovante</text:p>
          </table:table-cell>
          <table:covered-table-cell/>
          <table:covered-table-cell/>
          <table:covered-table-cell/>
        </table:table-row>
        <table:table-row table:style-name="Tabela5.7">
          <table:table-cell table:style-name="Tabela5.A7" table:number-columns-spanned="8" office:value-type="string">
            <text:p text:style-name="Descritivo_20_campo">Observações</text:p>
            <text:p text:style-name="Dado_20_campo"><text:user-field-get text:name="py3o.damdfe.MDFe.dados_adicionais_libreoffice">damdfe.MDFe.dados_adicionais_libreoffic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variant="normal" fo:text-transform="none" style:font-name="DejaVu Sans" fo:font-family="'DejaVu Sans'" style:font-style-name="Regular" style:font-family-generic="swiss" style:font-pitch="variable" fo:font-size="11pt" fo:text-shadow="none" style:font-size-asian="10.5pt" style:font-relief="non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Linux Biolinum" fo:font-family="'Linux Biolinum'"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Linux Biolinum" fo:font-family="'Linux Biolinum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" fo:font-family="'Linux Biolinum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5mm" style:type="center"/>
          <style:tab-stop style:position="190.01mm" style:type="right"/>
        </style:tab-stops>
      </style:paragraph-properties>
      <style:text-properties fo:font-size="4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itivo_20_bloco" style:display-name="Descritivo bloco" style:family="paragraph" style:parent-style-name="Standard" style:master-page-name="">
      <style:paragraph-properties fo:margin-top="0mm" fo:margin-bottom="0.49mm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Dado_20_campo" style:display-name="Dado campo" style:family="paragraph" style:parent-style-name="Standard" style:master-page-name="">
      <style:paragraph-properties fo:margin-top="1.01mm" fo:margin-bottom="0mm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7pt" style:font-size-asian="10.5pt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Frame_20_contents" style:display-name="Frame contents" style:family="paragraph" style:parent-style-name="Standard" style:class="extra"/>
    <style:style style:name="Dado_20_chave" style:display-name="Dado chave" style:family="paragraph" style:parent-style-name="Standard" style:master-page-name="">
      <style:paragraph-properties fo:margin-top="0.49mm" fo:margin-bottom="0mm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49mm" fo:margin-bottom="0mm" fo:text-align="center" style:justify-single-word="false" style:writing-mode="page"/>
      <style:text-properties fo:font-size="9pt" style:font-size-asian="10.5pt"/>
    </style:style>
    <style:style style:name="Taŭga" style:family="text">
      <style:text-properties style:font-name="Linux Biolinum1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</table:table-template>
  </office:styles>
  <office:automatic-styles>
    <style:style style:name="Tabela6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27.98mm"/>
    </style:style>
    <style:style style:name="Tabela6.B" style:family="table-column">
      <style:table-column-properties style:column-width="27.99mm"/>
    </style:style>
    <style:style style:name="Tabela6.C" style:family="table-column">
      <style:table-column-properties style:column-width="4.02mm"/>
    </style:style>
    <style:style style:name="Tabela6.D" style:family="table-column">
      <style:table-column-properties style:column-width="99.98mm"/>
    </style:style>
    <style:style style:name="Tabela6.E" style:family="table-column">
      <style:table-column-properties style:column-width="7.97mm"/>
    </style:style>
    <style:style style:name="Tabela6.F" style:family="table-column">
      <style:table-column-properties style:column-width="8.01mm"/>
    </style:style>
    <style:style style:name="Tabela6.G" style:family="table-column">
      <style:table-column-properties style:column-width="18.03mm"/>
    </style:style>
    <style:style style:name="Tabela6.A1" style:family="table-cell">
      <style:table-cell-properties style:vertical-align="middle" fo:padding="0.97mm" fo:border="none"/>
    </style:style>
    <style:style style:name="Tabela6.2" style:family="table-row">
      <style:table-row-properties style:min-row-height="11.59mm"/>
    </style:style>
    <style:style style:name="Tabela6.5" style:family="table-row">
      <style:table-row-properties style:row-height="7.5mm"/>
    </style:style>
    <style:style style:name="Tabela6.A5" style:family="table-cell">
      <style:table-cell-properties fo:padding-left="1.01mm" fo:padding-right="1.01mm" fo:padding-top="1.01mm" fo:padding-bottom="0.97mm" fo:border-left="none" fo:border-right="none" fo:border-top="0.5pt solid #000000" fo:border-bottom="none"/>
    </style:style>
    <style:style style:name="Tabela6.E5" style:family="table-cell">
      <style:table-cell-properties fo:padding-left="1.01mm" fo:padding-right="1.01mm" fo:padding-top="1.01mm" fo:padding-bottom="0.97mm" fo:border-left="0.05pt solid #000000" fo:border-right="none" fo:border-top="0.5pt solid #000000" fo:border-bottom="none"/>
    </style:style>
    <style:style style:name="Tabela6.A6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6.E6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6.A7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D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F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G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A8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B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C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9" style:family="table-row">
      <style:table-row-properties style:min-row-height="4.5mm" fo:background-color="transparent" fo:keep-together="auto">
        <style:background-image/>
      </style:table-row-properties>
    </style:style>
    <style:style style:name="Tabela6.A9" style:family="table-cell">
      <style:table-cell-properties style:vertical-align="middle" fo:background-color="transparent" fo:padding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3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39.95mm"/>
    </style:style>
    <style:style style:name="Tabela3.B" style:family="table-column">
      <style:table-column-properties style:column-width="27.98mm"/>
    </style:style>
    <style:style style:name="Tabela3.C" style:family="table-column">
      <style:table-column-properties style:column-width="22.01mm"/>
    </style:style>
    <style:style style:name="Tabela3.D" style:family="table-column">
      <style:table-column-properties style:column-width="5.98mm"/>
    </style:style>
    <style:style style:name="Tabela3.E" style:family="table-column">
      <style:table-column-properties style:column-width="64.05mm"/>
    </style:style>
    <style:style style:name="Tabela3.F" style:family="table-column">
      <style:table-column-properties style:column-width="7.97mm"/>
    </style:style>
    <style:style style:name="Tabela3.G" style:family="table-column">
      <style:table-column-properties style:column-width="8.01mm"/>
    </style:style>
    <style:style style:name="Tabela3.H" style:family="table-column">
      <style:table-column-properties style:column-width="18.03mm"/>
    </style:style>
    <style:style style:name="Tabela3.A1" style:family="table-cell">
      <style:table-cell-properties style:vertical-align="middle" fo:padding="0.97mm" fo:border-left="none" fo:border-right="none" fo:border-top="0.05pt solid #000000" fo:border-bottom="none"/>
    </style:style>
    <style:style style:name="Tabela3.A2" style:family="table-cell">
      <style:table-cell-properties style:vertical-align="middle" fo:padding="0.97mm" fo:border="none"/>
    </style:style>
    <style:style style:name="Tabela3.5" style:family="table-row">
      <style:table-row-properties style:row-height="8.5mm"/>
    </style:style>
    <style:style style:name="Tabela3.A5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5" style:family="table-cell">
      <style:table-cell-properties fo:padding="0.97mm" fo:border-left="0.05pt solid #000000" fo:border-right="none" fo:border-top="0.05pt solid #000000" fo:border-bottom="none"/>
    </style:style>
    <style:style style:name="Tabela3.F5" style:family="table-cell">
      <style:table-cell-properties fo:padding="0.97mm" fo:border-left="0.05pt solid #000000" fo:border-right="none" fo:border-top="0.05pt solid #000000" fo:border-bottom="none"/>
    </style:style>
    <style:style style:name="Tabela3.A6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6" style:family="table-cell">
      <style:table-cell-properties fo:padding-left="1.01mm" fo:padding-right="1.01mm" fo:padding-top="1.01mm" fo:padding-bottom="0.97mm" fo:border-left="0.05pt solid #000000" fo:border-right="none" fo:border-top="0.05pt solid #000000" fo:border-bottom="0.05pt solid #000000"/>
    </style:style>
    <style:style style:name="Tabela3.F6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3.A7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7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D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G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H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A8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8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C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E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A9" style:family="table-cell">
      <style:table-cell-properties fo:padding-left="1.01mm" fo:padding-right="1.01mm" fo:padding-top="1.01mm" fo:padding-bottom="0mm" fo:border-left="none" fo:border-right="0.05pt solid #000000" fo:border-top="0.05pt solid #000000" fo:border-bottom="0.05pt solid #000000"/>
    </style:style>
    <style:style style:name="Tabela8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0mm" style:rel-column-width="3378*"/>
    </style:style>
    <style:style style:name="Tabela8.C" style:family="table-column">
      <style:table-column-properties style:column-width="20mm" style:rel-column-width="6757*"/>
    </style:style>
    <style:style style:name="Tabela8.D" style:family="table-column">
      <style:table-column-properties style:column-width="14.99mm" style:rel-column-width="5064*"/>
    </style:style>
    <style:style style:name="Tabela8.E" style:family="table-column">
      <style:table-column-properties style:column-width="98.99mm" style:rel-column-width="33440*"/>
    </style:style>
    <style:style style:name="Tabela8.G" style:family="table-column">
      <style:table-column-properties style:column-width="20.02mm" style:rel-column-width="6761*"/>
    </style:style>
    <style:style style:name="Tabela8.A1" style:family="table-cell">
      <style:table-cell-properties style:vertical-align="middle" fo:padding="0.97mm" fo:border-left="none" fo:border-right="none" fo:border-top="0.05pt solid #000000" fo:border-bottom="none"/>
    </style:style>
    <style:style style:name="Tabela8.2" style:family="table-row">
      <style:table-row-properties style:min-row-height="11.59mm"/>
    </style:style>
    <style:style style:name="Tabela8.A2" style:family="table-cell">
      <style:table-cell-properties style:vertical-align="middle" fo:padding="0.97mm" fo:border="none"/>
    </style:style>
    <style:style style:name="Tabela8.5" style:family="table-row">
      <style:table-row-properties style:row-height="34.01mm"/>
    </style:style>
    <style:style style:name="Tabela8.A5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8.A6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8.7" style:family="table-row">
      <style:table-row-properties style:row-height="8.5mm" fo:background-color="transparent" fo:keep-together="auto">
        <style:background-image/>
      </style:table-row-properties>
    </style:style>
    <style:style style:name="Tabela8.A7" style:family="table-cell">
      <style:table-cell-properties style:vertical-align="middle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7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7.A" style:family="table-column">
      <style:table-column-properties style:column-width="117.99mm" style:rel-column-width="65535*"/>
    </style:style>
    <style:style style:name="Tabela7.A1" style:family="table-cell">
      <style:table-cell-properties fo:padding="0mm" fo:border="none"/>
    </style:style>
    <style:style style:name="Tabela7.2" style:family="table-row">
      <style:table-row-properties fo:background-color="transparent" fo:keep-together="auto">
        <style:background-image/>
      </style:table-row-properties>
    </style:style>
    <style:style style:name="Tabela7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7.A3" style:family="table-cell">
      <style:table-cell-properties fo:background-color="transparent" fo:padding="0mm" fo:border="none">
        <style:background-image/>
      </style:table-cell-properties>
    </style:style>
    <style:style style:name="Tabela7.6" style:family="table-row">
      <style:table-row-properties style:min-row-height="0.11mm"/>
    </style:style>
    <style:style style:name="Tabela7.A8" style:family="table-cell">
      <style:table-cell-properties style:vertical-align="middle" fo:background-color="transparent" fo:padding="3mm" fo:border="4pt solid #5e8ac7" style:writing-mode="page">
        <style:background-image/>
      </style:table-cell-properties>
    </style:style>
    <style:style style:name="Tabela7.11" style:family="table-row">
      <style:table-row-properties style:row-height="1.99mm"/>
    </style:style>
    <style:style style:name="Tabela7.A12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8.8" style:family="table-row">
      <style:table-row-properties style:row-height="24.99mm"/>
    </style:style>
    <style:style style:name="Tabela8.A8" style:family="table-cell">
      <style:table-cell-properties fo:padding-left="1.01mm" fo:padding-right="1.01mm" fo:padding-top="1.01mm" fo:padding-bottom="0.97mm" fo:border-left="none" fo:border-right="none" fo:border-top="none" fo:border-bottom="0.5pt solid #000000"/>
    </style:style>
    <style:style style:name="Tabela8.9" style:family="table-row">
      <style:table-row-properties style:row-height="8.5mm"/>
    </style:style>
    <style:style style:name="Tabela8.A9" style:family="table-cell">
      <style:table-cell-properties fo:padding-left="1.01mm" fo:padding-right="1.01mm" fo:padding-top="1.01mm" fo:padding-bottom="0.97mm" fo:border-left="none" fo:border-right="none" fo:border-top="none" fo:border-bottom="0.5pt solid #000000"/>
    </style:style>
    <style:style style:name="Tabela8.10" style:family="table-row">
      <style:table-row-properties style:row-height="8.5mm"/>
    </style:style>
    <style:style style:name="Tabela8.A10" style:family="table-cell">
      <style:table-cell-properties fo:padding-left="1.01mm" fo:padding-right="1.01mm" fo:padding-top="1.01mm" fo:padding-bottom="0.97mm" fo:border-left="none" fo:border-right="none" fo:border-top="none" fo:border-bottom="0.5pt solid #000000"/>
    </style:style>
    <style:style style:name="Tabela8.11" style:family="table-row">
      <style:table-row-properties style:row-height="7.5mm"/>
    </style:style>
    <style:style style:name="Tabela8.A11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8.B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C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D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E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F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G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23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3.A" style:family="table-column">
      <style:table-column-properties style:column-width="193.99mm" style:rel-column-width="65535*"/>
    </style:style>
    <style:style style:name="Tabela23.1" style:family="table-row">
      <style:table-row-properties style:min-row-height="1.99mm"/>
    </style:style>
    <style:style style:name="Tabela23.A1" style:family="table-cell">
      <style:table-cell-properties style:vertical-align="bottom" fo:padding="0.49mm" fo:border-left="none" fo:border-right="none" fo:border-top="0.05pt solid #000000" fo:border-bottom="none"/>
    </style:style>
    <style:style style:name="MP1" style:family="paragraph" style:parent-style-name="Dado_20_campo">
      <style:text-properties fo:font-weight="bold" style:font-weight-asian="bold" style:font-weight-complex="bold"/>
    </style:style>
    <style:style style:name="MP2" style:family="paragraph" style:parent-style-name="Dado_20_campo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Descritivo_20_bloco">
      <style:paragraph-properties fo:text-align="center" style:justify-single-word="false"/>
      <style:text-properties fo:font-size="12pt" style:font-size-asian="12pt" style:font-size-complex="12pt"/>
    </style:style>
    <style:style style:name="MP5" style:family="paragraph" style:parent-style-name="Table_20_Contents">
      <style:paragraph-properties fo:text-align="center" style:justify-single-word="false" fo:background-color="#f04e4d"/>
      <style:text-properties fo:color="#ffffff" fo:font-size="23pt" fo:font-weight="bold" fo:background-color="transparent" style:font-size-asian="23pt" style:font-weight-asian="bold" style:font-size-complex="23pt" style:font-weight-complex="bold"/>
    </style:style>
    <style:style style:name="MP6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MP7" style:family="paragraph" style:parent-style-name="Table_20_Contents">
      <style:paragraph-properties fo:text-align="center" style:justify-single-word="false" fo:background-color="#5e8ac7"/>
      <style:text-properties fo:color="#f04e4d" fo:font-size="36pt" fo:font-weight="bold" style:font-size-asian="36pt" style:font-weight-asian="bold" style:font-size-complex="36pt" style:font-weight-complex="bold"/>
    </style:style>
    <style:style style:name="MP8" style:family="paragraph" style:parent-style-name="Table_20_Contents">
      <style:paragraph-properties fo:text-align="center" style:justify-single-word="false" fo:background-color="#5e8ac7"/>
      <style:text-properties fo:color="#ffffff" fo:font-size="6pt" fo:font-weight="bold" style:font-size-asian="5.25pt" style:font-weight-asian="bold" style:font-size-complex="6pt" style:font-weight-complex="bold"/>
    </style:style>
    <style:style style:name="MP9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MP10" style:family="paragraph" style:parent-style-name="Descritivo_20_campo">
      <style:paragraph-properties fo:text-align="center" style:justify-single-word="false"/>
    </style:style>
    <style:style style:name="MP11" style:family="paragraph" style:parent-style-name="Frame_20_contents">
      <style:paragraph-properties fo:text-align="center" style:justify-single-word="false"/>
    </style:style>
    <style:style style:name="MP12" style:family="paragraph" style:parent-style-name="Dado_20_chave">
      <style:paragraph-properties fo:text-align="center" style:justify-single-word="false"/>
      <style:text-properties fo:font-size="10pt" style:font-size-asian="10pt" style:font-size-complex="10pt"/>
    </style:style>
    <style:style style:name="MP13" style:family="paragraph" style:parent-style-name="Dado_20_campo">
      <style:paragraph-properties fo:text-align="center" style:justify-single-word="false"/>
      <style:text-properties fo:font-size="10pt" style:font-size-asian="10pt" style:font-size-complex="10pt"/>
    </style:style>
    <style:style style:name="MT1" style:family="text"/>
    <style:style style:name="M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T3" style:family="text">
      <style:text-properties fo:font-size="6pt" fo:font-weight="normal" style:font-size-asian="6pt" style:font-weight-asian="normal" style:font-size-complex="6pt" style:font-weight-complex="normal"/>
    </style:style>
    <style:style style:name="MT4" style:family="text">
      <style:text-properties fo:font-variant="normal" fo:text-transform="none" style:font-name="DejaVu Sans" fo:font-size="23.2000007629395pt" fo:text-shadow="none" style:font-size-asian="23.2000007629395pt" style:font-size-complex="23.2000007629395pt" style:font-relief="none"/>
    </style:style>
    <style:style style:name="MT5" style:family="text">
      <style:text-properties fo:font-variant="normal" fo:text-transform="none" style:font-name="DejaVu Sans" fo:font-size="6pt" fo:text-shadow="none" style:font-size-asian="6pt" style:font-size-complex="6pt" style:font-relief="none"/>
    </style:style>
    <style:style style:name="MT6" style:family="text">
      <style:text-properties fo:font-size="10pt" style:font-size-asian="10pt" style:font-size-complex="10pt"/>
    </style:style>
    <style:style style:name="MT7" style:family="text">
      <style:text-properties fo:font-size="6pt" fo:font-style="normal" style:font-size-asian="6pt" style:font-style-asian="normal" style:font-size-complex="6pt" style:font-style-complex="normal"/>
    </style:style>
    <style:style style:name="MT8" style:family="text">
      <style:text-properties fo:font-size="6pt" fo:font-style="italic" style:font-size-asian="6pt" style:font-style-asian="italic" style:font-size-complex="6pt" style:font-style-complex="italic"/>
    </style:style>
    <style:style style:name="MT9" style:family="text">
      <style:text-properties fo:font-variant="small-cap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10" style:family="text">
      <style:text-properties fo:font-variant="small-caps" fo:font-size="9pt" fo:font-style="normal" style:font-size-asian="9pt" style:font-style-asian="normal" style:font-size-complex="9pt" style:font-style-complex="normal"/>
    </style:style>
    <style:style style:name="MT11" style:family="text">
      <style:text-properties fo:font-variant="small-caps" fo:color="#f04e4d" fo:font-size="9pt" fo:font-style="normal" style:font-size-asian="9pt" style:font-style-asian="normal" style:font-size-complex="9pt" style:font-style-complex="normal"/>
    </style:style>
    <style:style style:name="MT12" style:family="text">
      <style:text-properties fo:font-variant="small-caps" fo:color="#f04e4d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T13" style:family="text">
      <style:text-properties fo:color="#ffffff" fo:font-size="6pt" fo:font-weight="normal" style:font-size-asian="6pt" style:font-weight-asian="normal" style:font-size-complex="6pt" style:font-weight-complex="normal"/>
    </style:style>
    <style:style style:name="MT14" style:family="text">
      <style:text-properties fo:color="#ffffff"/>
    </style:style>
    <style:style style:name="MT15" style:family="text">
      <style:text-properties fo:color="#ffffff" fo:font-size="10pt" style:font-size-asian="10pt" style:font-size-complex="10pt"/>
    </style:style>
    <style:style style:name="MT16" style:family="text">
      <style:text-properties fo:font-variant="small-caps" fo:color="#fffff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17" style:family="text">
      <style:text-properties fo:font-variant="small-caps" fo:color="#ffffff" fo:font-size="9pt" fo:font-style="normal" style:font-size-asian="9pt" style:font-style-asian="normal" style:font-size-complex="9pt" style:font-style-complex="normal"/>
    </style:style>
    <style:style style:name="MT18" style:family="text">
      <style:text-properties fo:font-size="6pt" style:font-size-asian="6pt" style:font-size-complex="6pt"/>
    </style:style>
    <style:style style:name="MT19" style:family="text">
      <style:text-properties fo:font-size="23.2000007629395pt" style:font-size-asian="23.2000007629395pt" style:font-size-complex="23.2000007629395pt"/>
    </style:style>
    <style:style style:name="MT20" style:family="text">
      <style:text-properties fo:font-weight="normal" style:font-weight-asian="normal" style:font-weight-complex="normal"/>
    </style:style>
    <style:style style:name="MT21" style:family="text">
      <style:text-properties style:use-window-font-color="true" style:text-underline-style="none"/>
    </style:style>
    <style:style style:name="Mfr1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1.01mm" fo:border="none" style:shadow="none" draw:shadow-opacity="100%" draw:textarea-vertical-align="top">
        <style:columns fo:column-count="1" fo:column-gap="0mm"/>
      </style:graphic-properties>
    </style:style>
    <style:style style:name="M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padding="0mm" fo:border="none" style:shadow="none" draw:shadow-opacity="100%"/>
    </style:style>
    <style:page-layout style:name="Mpm1">
      <style:page-layout-properties fo:page-width="210.01mm" fo:page-height="297mm" style:num-format="1" style:print-orientation="portrait" fo:margin-top="8.01mm" fo:margin-bottom="8.01mm" fo:margin-left="8.01mm" fo:margin-right="8.01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729fcf" draw:fill-image-width="0mm" draw:fill-image-height="0mm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50.01mm" fo:margin-left="0mm" fo:margin-right="0mm" fo:margin-bottom="0mm" fo:background-color="transparent" style:dynamic-spacing="true" draw:fill="none" draw:fill-color="#729fcf"/>
      </style:header-style>
      <style:footer-style>
        <style:header-footer-properties fo:min-height="4.99mm" fo:margin-left="0mm" fo:margin-right="0mm" fo:margin-top="0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100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column table:style-name="Tabela6.E"/>
          <table:table-column table:style-name="Tabela6.F"/>
          <table:table-column table:style-name="Tabela6.G"/>
          <table:table-row>
            <table:table-cell table:style-name="Tabela6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2">
            <table:table-cell table:style-name="Tabela6.A1" table:number-columns-spanned="7" office:value-type="string">
              <text:p text:style-name="Standard">Cabeçalhos do emitente,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if=%22not%20damdfe.logo%20and%20not%20damdfe.cabecalho%22" text:style-name="Internet_20_link" text:visited-style-name="Visited_20_Internet_20_Link">if="not damdfe.logo and not damd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5">
            <table:table-cell table:style-name="Tabela6.A5" table:number-columns-spanned="4" office:value-type="string">
              <text:p text:style-name="Descritivo_20_campo">Razão Social/Nome</text:p>
              <text:p text:style-name="MP1"><text:user-field-get text:name="py3o.damdfe.MDFe.infMDFe.emit.xNome.valor">damdfe.MDFe.infMDFe.emit.xNome.valor</text:user-field-get></text:p>
            </table:table-cell>
            <table:covered-table-cell/>
            <table:covered-table-cell/>
            <table:covered-table-cell/>
            <table:table-cell table:style-name="Tabela6.E5" table:number-columns-spanned="3" office:value-type="string">
              <text:p text:style-name="Descritivo_20_campo">CNPJ/CPF</text:p>
              <text:p text:style-name="MP2"><text:user-field-get text:name="py3o.damdfe.MDFe.cnpj_emitente_formatado">damdfe.MDFe.cnpj_emitente_formatado</text:user-field-get></text:p>
            </table:table-cell>
            <table:covered-table-cell/>
            <table:covered-table-cell/>
          </table:table-row>
          <table:table-row table:style-name="Tabela6.5">
            <table:table-cell table:style-name="Tabela6.A6" table:number-columns-spanned="4" office:value-type="string">
              <text:p text:style-name="Descritivo_20_campo">Endereço</text:p>
              <text:p text:style-name="Dado_20_campo"><text:user-field-get text:name="py3o.damdfe.MDFe.endereco_emitente_formatado">damdfe.MDFe.endereco_emitente_formatado</text:user-field-get></text:p>
            </table:table-cell>
            <table:covered-table-cell/>
            <table:covered-table-cell/>
            <table:covered-table-cell/>
            <table:table-cell table:style-name="Tabela6.E6" table:number-columns-spanned="3" office:value-type="string">
              <text:p text:style-name="Descritivo_20_campo">Inscrição estadual</text:p>
              <text:p text:style-name="Dado_20_campo"><text:user-field-get text:name="py3o.damdfe.MDFe.ie_emitente_formatada">damdfe.MDFe.ie_emitente_formatada</text:user-field-get></text:p>
            </table:table-cell>
            <table:covered-table-cell/>
            <table:covered-table-cell/>
          </table:table-row>
          <table:table-row table:style-name="Tabela6.5">
            <table:table-cell table:style-name="Tabela6.A7" table:number-columns-spanned="3" office:value-type="string">
              <text:p text:style-name="Descritivo_20_campo">Bairro</text:p>
              <text:p text:style-name="Dado_20_campo"><text:user-field-get text:name="py3o.damdfe.MDFe.infMDFe.emit.enderEmit.xBairro.valor">damdfe.MDFe.infMDFe.emit.enderEmit.xBairro.valor</text:user-field-get></text:p>
            </table:table-cell>
            <table:covered-table-cell/>
            <table:covered-table-cell/>
            <table:table-cell table:style-name="Tabela6.D7" table:number-columns-spanned="2" office:value-type="string">
              <text:p text:style-name="Descritivo_20_campo">Município</text:p>
              <text:p text:style-name="Dado_20_campo"><text:user-field-get text:name="py3o.damdfe.MDFe.infMDFe.emit.enderEmit.xMun.valor">damdfe.MDFe.infMDFe.emit.enderEmit.xMun.valor</text:user-field-get></text:p>
            </table:table-cell>
            <table:covered-table-cell/>
            <table:table-cell table:style-name="Tabela6.F7" office:value-type="string">
              <text:p text:style-name="Descritivo_20_campo">UF</text:p>
              <text:p text:style-name="Dado_20_campo"><text:user-field-get text:name="py3o.damdfe.MDFe.infMDFe.emit.enderEmit.UF.valor">damdfe.MDFe.infMDFe.emit.enderEmit.UF.valor</text:user-field-get></text:p>
            </table:table-cell>
            <table:table-cell table:style-name="Tabela6.G7" office:value-type="string">
              <text:p text:style-name="Descritivo_20_campo">CEP</text:p>
              <text:p text:style-name="Dado_20_campo"><text:user-field-get text:name="py3o.damdfe.MDFe.cep_emitente_formatado">damdfe.MDFe.cep_emitente_formatado</text:user-field-get></text:p>
            </table:table-cell>
          </table:table-row>
          <table:table-row table:style-name="Tabela6.5">
            <table:table-cell table:style-name="Tabela6.A8" office:value-type="string">
              <text:p text:style-name="Descritivo_20_campo">Fone</text:p>
              <text:p text:style-name="Dado_20_campo"><text:user-field-get text:name="py3o.damdfe.MDFe.fone_emitente_formatado">damdfe.MDFe.fone_emitente_formatado</text:user-field-get></text:p>
            </table:table-cell>
            <table:table-cell table:style-name="Tabela6.B8" office:value-type="string">
              <text:p text:style-name="Descritivo_20_campo">Celular</text:p>
              <text:p text:style-name="Dado_20_campo"><text:user-field-get text:name="py3o.damdfe.MDFe.celular_emitente_formatado">damdfe.MDFe.celular_emitente_formatado</text:user-field-get></text:p>
            </table:table-cell>
            <table:table-cell table:style-name="Tabela6.C8" table:number-columns-spanned="5" office:value-type="string">
              <text:p text:style-name="Descritivo_20_campo">Email</text:p>
              <text:p text:style-name="Dado_20_campo"><text:user-field-get text:name="py3o.damdfe.MDFe.infMDFe.emit.enderEmit.email.valor">damdfe.MDFe.infMDFe.emit.enderEmit.email.valor</text:user-field-get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6.9">
            <table:table-cell table:style-name="Tabela6.A9" table:number-columns-spanned="7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column table:style-name="Tabela3.F"/>
          <table:table-column table:style-name="Tabela3.G"/>
          <table:table-column table:style-name="Tabela3.H"/>
          <table:table-row>
            <table:table-cell table:style-name="Tabela3.A1" table:number-columns-spanned="8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Standard">Cabeçalhos do emitente,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if=%22damdfe.logo%20and%20not%20damdfe.cabecalho%22" text:style-name="Internet_20_link" text:visited-style-name="Visited_20_Internet_20_Link">if="damdfe.logo and not damd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5">
            <table:table-cell table:style-name="Tabela3.A8" table:number-rows-spanned="4" office:value-type="string">
              <text:p text:style-name="Descritivo_20_campo"><draw:frame draw:style-name="Mfr1" draw:name="py3o.image(damdfe.logo, 'png', isb64=True,dummy=1)" text:anchor-type="char" svg:width="37.99mm" svg:height="32mm" draw:z-index="2"><draw:text-box><text:p text:style-name="MP3"/></draw:text-box></draw:frame></text:p>
            </table:table-cell>
            <table:table-cell table:style-name="Tabela3.B5" table:number-columns-spanned="4" office:value-type="string">
              <text:p text:style-name="Descritivo_20_campo">Razão Social/Nome</text:p>
              <text:p text:style-name="MP1"><text:user-field-get text:name="py3o.damdfe.MDFe.infMDFe.emit.xNome.valor">damdfe.MDFe.infMDFe.emit.xNome.valor</text:user-field-get></text:p>
            </table:table-cell>
            <table:covered-table-cell/>
            <table:covered-table-cell/>
            <table:covered-table-cell/>
            <table:table-cell table:style-name="Tabela3.F5" table:number-columns-spanned="3" office:value-type="string">
              <text:p text:style-name="Descritivo_20_campo">CNPJ/CPF</text:p>
              <text:p text:style-name="MP2"><text:user-field-get text:name="py3o.damdfe.MDFe.cnpj_emitente_formatado">damdfe.MDFe.cnpj_emitente_formatado</text:user-field-get></text:p>
            </table:table-cell>
            <table:covered-table-cell/>
            <table:covered-table-cell/>
          </table:table-row>
          <table:table-row table:style-name="Tabela3.5">
            <table:covered-table-cell/>
            <table:table-cell table:style-name="Tabela3.B6" table:number-columns-spanned="4" office:value-type="string">
              <text:p text:style-name="Descritivo_20_campo">Endereço</text:p>
              <text:p text:style-name="Dado_20_campo"><text:user-field-get text:name="py3o.damdfe.MDFe.endereco_emitente_formatado">damdfe.MDFe.endereco_emitente_formatado</text:user-field-get></text:p>
            </table:table-cell>
            <table:covered-table-cell/>
            <table:covered-table-cell/>
            <table:covered-table-cell/>
            <table:table-cell table:style-name="Tabela3.F6" table:number-columns-spanned="3" office:value-type="string">
              <text:p text:style-name="Descritivo_20_campo">Inscrição estadual</text:p>
              <text:p text:style-name="Dado_20_campo"><text:user-field-get text:name="py3o.damdfe.MDFe.ie_emitente_formatada">damdfe.MDFe.ie_emitente_formatada</text:user-field-get></text:p>
            </table:table-cell>
            <table:covered-table-cell/>
            <table:covered-table-cell/>
          </table:table-row>
          <table:table-row table:style-name="Tabela3.5">
            <table:covered-table-cell/>
            <table:table-cell table:style-name="Tabela3.B7" table:number-columns-spanned="2" office:value-type="string">
              <text:p text:style-name="Descritivo_20_campo">Bairro</text:p>
              <text:p text:style-name="Dado_20_campo"><text:user-field-get text:name="py3o.damdfe.MDFe.infMDFe.emit.enderEmit.xBairro.valor">damdfe.MDFe.infMDFe.emit.enderEmit.xBairro.valor</text:user-field-get></text:p>
            </table:table-cell>
            <table:covered-table-cell/>
            <table:table-cell table:style-name="Tabela3.D7" table:number-columns-spanned="3" office:value-type="string">
              <text:p text:style-name="Descritivo_20_campo">Município</text:p>
              <text:p text:style-name="Dado_20_campo"><text:user-field-get text:name="py3o.damdfe.MDFe.infMDFe.emit.enderEmit.xMun.valor">damdfe.MDFe.infMDFe.emit.enderEmit.xMun.valor</text:user-field-get></text:p>
            </table:table-cell>
            <table:covered-table-cell/>
            <table:covered-table-cell/>
            <table:table-cell table:style-name="Tabela3.G7" office:value-type="string">
              <text:p text:style-name="Descritivo_20_campo">UF</text:p>
              <text:p text:style-name="Dado_20_campo"><text:user-field-get text:name="py3o.damdfe.MDFe.infMDFe.emit.enderEmit.UF.valor">damdfe.MDFe.infMDFe.emit.enderEmit.UF.valor</text:user-field-get></text:p>
            </table:table-cell>
            <table:table-cell table:style-name="Tabela3.H7" office:value-type="string">
              <text:p text:style-name="Descritivo_20_campo">CEP</text:p>
              <text:p text:style-name="Dado_20_campo"><text:user-field-get text:name="py3o.damdfe.MDFe.cep_emitente_formatado">damdfe.MDFe.cep_emitente_formatado</text:user-field-get></text:p>
            </table:table-cell>
          </table:table-row>
          <table:table-row table:style-name="Tabela3.5">
            <table:covered-table-cell/>
            <table:table-cell table:style-name="Tabela3.B8" office:value-type="string">
              <text:p text:style-name="Descritivo_20_campo">Fone</text:p>
              <text:p text:style-name="Dado_20_campo"><text:user-field-get text:name="py3o.damdfe.MDFe.fone_emitente_formatado">damdfe.MDFe.fone_emitente_formatado</text:user-field-get></text:p>
            </table:table-cell>
            <table:table-cell table:style-name="Tabela3.C8" table:number-columns-spanned="2" office:value-type="string">
              <text:p text:style-name="Descritivo_20_campo">Celular</text:p>
              <text:p text:style-name="Dado_20_campo"><text:user-field-get text:name="py3o.damdfe.MDFe.celular_emitente_formatado">damdfe.MDFe.celular_emitente_formatado</text:user-field-get></text:p>
            </table:table-cell>
            <table:covered-table-cell/>
            <table:table-cell table:style-name="Tabela3.E8" table:number-columns-spanned="4" office:value-type="string">
              <text:p text:style-name="Descritivo_20_campo">Email</text:p>
              <text:p text:style-name="Dado_20_campo"><text:user-field-get text:name="py3o.damdfe.MDFe.infMDFe.emit.enderEmit.email.valor">damdfe.MDFe.infMDFe.emit.enderEmit.email.valor</text:user-field-get></text:p>
            </table:table-cell>
            <table:covered-table-cell/>
            <table:covered-table-cell/>
            <table:covered-table-cell/>
          </table:table-row>
          <table:table-row>
            <table:table-cell table:style-name="Tabela3.A9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8" table:style-name="Tabela8">
          <table:table-column table:style-name="Tabela8.A" table:number-columns-repeated="2"/>
          <table:table-column table:style-name="Tabela8.C"/>
          <table:table-column table:style-name="Tabela8.D"/>
          <table:table-column table:style-name="Tabela8.E"/>
          <table:table-column table:style-name="Tabela8.C"/>
          <table:table-column table:style-name="Tabela8.G"/>
          <table:table-row>
            <table:table-cell table:style-name="Tabela8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2">
            <table:table-cell table:style-name="Tabela8.A2" table:number-columns-spanned="7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if=%22damdfe.cabecalho%22" text:style-name="Internet_20_link" text:visited-style-name="Visited_20_Internet_20_Link">if="damd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5">
            <table:table-cell table:style-name="Tabela8.A5" table:number-columns-spanned="7" office:value-type="string">
              <text:p text:style-name="Descritivo_20_campo"><draw:frame draw:style-name="Mfr1" draw:name="Quadro1" text:anchor-type="char" svg:width="192mm" svg:height="32mm" draw:z-index="6"><draw:text-box><text:p text:style-name="MP3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6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7">
            <table:table-cell table:style-name="Tabela8.A7" table:number-columns-spanned="7" office:value-type="string">
              <text:p text:style-name="MP4"><draw:frame draw:style-name="Mfr2" draw:name="Quadro2" text:anchor-type="paragraph" svg:y="99.99mm" svg:width="120mm" draw:z-index="4"><draw:text-box fo:min-height="99.99mm"><table:table table:name="Tabela7" table:style-name="Tabela7"><table:table-column table:style-name="Tabela7.A"/><table:table-row><table:table-cell table:style-name="Tabela7.A1" office:value-type="string"><text:p text:style-name="Table_20_Contents"><text:a xlink:type="simple" xlink:href="py3o://if=%22not%20damdfe.protMDFe.infProt.nProt.valor%22" text:style-name="Internet_20_link" text:visited-style-name="Visited_20_Internet_20_Link">if="not damdfe.protMDFe.infProt.nProt.valor"</text:a></text:p></table:table-cell></table:table-row><table:table-row table:style-name="Tabela7.2"><table:table-cell table:style-name="Tabela7.A2" office:value-type="string"><text:p text:style-name="MP5"><text:span text:style-name="MT3"> </text:span><text:line-break/>SEM AUTORIZAÇÃO<text:line-break/><text:span text:style-name="MT3"> </text:span><text:line-break/><text:span text:style-name="MT4">SEM VALOR FISCAL<text:line-break/></text:span><text:span text:style-name="MT5"> </text:span></text:p></table:table-cell></table:table-row><table:table-row><table:table-cell table:style-name="Tabela7.A3" office:value-type="string"><text:p text:style-name="Table_20_Contents"><text:a xlink:type="simple" xlink:href="py3o:///if" text:style-name="Internet_20_link" text:visited-style-name="Visited_20_Internet_20_Link">if</text:a></text:p></table:table-cell></table:table-row><table:table-row><table:table-cell table:style-name="Tabela7.A1" office:value-type="string"><text:p text:style-name="Table_20_Contents"><text:a xlink:type="simple" xlink:href="py3o://if=%22damdfe.procEventoCancMDFe.retEventoMDFe.infEvento.nProt.valor%22" text:style-name="Internet_20_link" text:visited-style-name="Visited_20_Internet_20_Link">if="damdfe.procEventoCancMDFe.retEventoMDFe.infEvento.nProt.valor"</text:a></text:p></table:table-cell></table:table-row><table:table-row table:style-name="Tabela7.2"><table:table-cell table:style-name="Tabela7.A2" office:value-type="string"><text:p text:style-name="MP6">CANCELADO<text:span text:style-name="MT3"><text:line-break/></text:span><text:span text:style-name="MT6"><text:user-field-get text:name="py3o.damdfe.procEventoCancMDFe.eventoMDFe.infEvento.detEvento.evCancMDFe.xJust.valor">damdfe.procEventoCancMDFe.eventoMDFe.infEvento.detEvento.evCancMDFe.xJust.valor</text:user-field-get></text:span><text:span text:style-name="MT6"><text:line-break/></text:span><text:span text:style-name="MT7"> </text:span><text:span text:style-name="MT8"><text:line-break/></text:span><text:span text:style-name="MT9">protocolo de cancelamento<text:line-break/></text:span><text:span text:style-name="MT10"><text:user-field-get text:name="py3o.damdfe.procEventoCancMDFe.retEventoMDFe.protocolo_formatado">damdfe.procEventoCancMDFe.retEventoMDFe.protocolo_formatado</text:user-field-get></text:span><text:span text:style-name="MT11"><text:line-break/></text:span><text:span text:style-name="MT12"> </text:span></text:p></table:table-cell></table:table-row><table:table-row table:style-name="Tabela7.6"><table:table-cell table:style-name="Tabela7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7.A1" office:value-type="string"><text:p text:style-name="Table_20_Contents"><text:a xlink:type="simple" xlink:href="py3o://if=%22damdfe.procEventoEncMDFe.retEventoMDFe.infEvento.nProt.valor%22" text:style-name="Internet_20_link" text:visited-style-name="Visited_20_Internet_20_Link">if="damdfe.procEventoEncMDFe.retEventoMDFe.infEvento.nProt.valor"</text:a></text:p></table:table-cell></table:table-row><table:table-row table:style-name="Tabela7.2"><table:table-cell table:style-name="Tabela7.A8" office:value-type="string"><text:p text:style-name="MP7"><text:span text:style-name="MT13"> </text:span><text:span text:style-name="MT14"><text:line-break/>ENCERRADO<text:line-break/></text:span><text:span text:style-name="MT15"> </text:span></text:p><text:p text:style-name="MP8"> </text:p><text:p text:style-name="MP7"><text:span text:style-name="MT3"> </text:span><text:span text:style-name="MT16">protocolo de encerramento<text:line-break/></text:span><text:span text:style-name="MT17"><text:user-field-get text:name="py3o.damdfe.procEventoEncMDFe.retEventoMDFe.protocolo_formatado">damdfe.procEventoEncMDFe.retEventoMDFe.protocolo_formatado</text:user-field-get></text:span></text:p></table:table-cell></table:table-row><table:table-row><table:table-cell table:style-name="Tabela7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7.A1" office:value-type="string"><text:p text:style-name="Table_20_Contents"><text:a xlink:type="simple" xlink:href="py3o://if=%22damdfe.MDFe.infMDFe.ide.tpAmb.valor%20==%202%22" text:style-name="Internet_20_link" text:visited-style-name="Visited_20_Internet_20_Link">if="damdfe.MDFe.infMDFe.ide.tpAmb.valor == 2"</text:a></text:p></table:table-cell></table:table-row><table:table-row table:style-name="Tabela7.11"><table:table-cell table:style-name="Tabela7.A1" office:value-type="string"><text:p text:style-name="Table_20_Contents"/></table:table-cell></table:table-row><table:table-row table:style-name="Tabela7.2"><table:table-cell table:style-name="Tabela7.A12" office:value-type="string"><text:p text:style-name="MP9"><text:span text:style-name="MT18"> </text:span><text:line-break/>HOMOLOGAÇÃO<text:line-break/><text:span text:style-name="MT19">SEM VALOR FISCAL<text:line-break/></text:span><text:span text:style-name="MT18"> </text:span></text:p></table:table-cell></table:table-row><table:table-row><table:table-cell table:style-name="Tabela7.A1" office:value-type="string"><text:p text:style-name="Table_20_Contents"><text:a xlink:type="simple" xlink:href="py3o:///if" text:style-name="Internet_20_link" text:visited-style-name="Visited_20_Internet_20_Link">/if</text:a></text:p></table:table-cell></table:table-row></table:table></draw:text-box></draw:frame>DAMDFE<text:span text:style-name="MT20"> — Documento Auxiliar de Manifesto Eletrônico de Documentos Fiscai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8">
            <table:table-cell table:style-name="Tabela8.A8" table:number-columns-spanned="7" office:value-type="string">
              <text:p text:style-name="MP10">Controle do fisco</text:p>
              <text:p text:style-name="Dado_20_campo"><draw:frame draw:style-name="Mfr3" draw:name="py3o.image(damdfe.MDFe.chave_svg, 'svg', isb64=True, dummy=4)" text:anchor-type="paragraph" svg:y="1.99mm" svg:width="180mm" svg:height="18.87mm" draw:z-index="0"><draw:text-box><text:p text:style-name="MP11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9">
            <table:table-cell table:style-name="Tabela8.A9" table:number-columns-spanned="7" office:value-type="string">
              <text:p text:style-name="MP10">Chave de acesso</text:p>
              <text:p text:style-name="MP12"><text:user-field-get text:name="py3o.damdfe.MDFe.chave_formatada">damdfe.MD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10">
            <table:table-cell table:style-name="Tabela8.A10" table:number-columns-spanned="7" office:value-type="string">
              <text:p text:style-name="MP10">Protocolo de autorização</text:p>
              <text:p text:style-name="MP13"><text:user-field-get text:name="py3o.damdfe.protMDFe.protocolo_formatado">damdfe.protMDFe.protocolo_formatad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11">
            <table:table-cell table:style-name="Tabela8.A11" office:value-type="string">
              <text:p text:style-name="Descritivo_20_campo">Modelo</text:p>
              <text:p text:style-name="Dado_20_campo">58</text:p>
            </table:table-cell>
            <table:table-cell table:style-name="Tabela8.B11" office:value-type="string">
              <text:p text:style-name="Descritivo_20_campo">Série</text:p>
              <text:p text:style-name="Dado_20_campo"><text:user-field-get text:name="py3o.damdfe.MDFe.serie_formatada">damdfe.MDFe.serie_formatada</text:user-field-get></text:p>
            </table:table-cell>
            <table:table-cell table:style-name="Tabela8.C11" office:value-type="string">
              <text:p text:style-name="Descritivo_20_campo">Número</text:p>
              <text:p text:style-name="Dado_20_campo"><text:user-field-get text:name="py3o.damdfe.MDFe.numero_formatado">damdfe.MDFe.numero_formatado</text:user-field-get></text:p>
            </table:table-cell>
            <table:table-cell table:style-name="Tabela8.D11" office:value-type="string">
              <text:p text:style-name="Descritivo_20_campo">Folha</text:p>
              <text:p text:style-name="Dado_20_campo"><text:page-number text:select-page="current">1</text:page-number>/<text:page-count>2</text:page-count></text:p>
            </table:table-cell>
            <table:table-cell table:style-name="Tabela8.E11" office:value-type="string">
              <text:p text:style-name="Descritivo_20_campo">Data e hora de emissão</text:p>
              <text:p text:style-name="Dado_20_campo"><text:user-field-get text:name="py3o.damdfe.MDFe.infMDFe.ide.dhEmi.formato_danfe">damdfe.MDFe.infMDFe.ide.dhEmi.formato_danfe</text:user-field-get></text:p>
            </table:table-cell>
            <table:table-cell table:style-name="Tabela8.F11" office:value-type="string">
              <text:p text:style-name="Descritivo_20_campo">UF de carregamento</text:p>
              <text:p text:style-name="Dado_20_campo">RN</text:p>
            </table:table-cell>
            <table:table-cell table:style-name="Tabela8.G11" office:value-type="string">
              <text:p text:style-name="Descritivo_20_campo">UF de descarregamento</text:p>
              <text:p text:style-name="Dado_20_campo">DF</text:p>
            </table:table-cell>
          </table:table-row>
        </table:table>
      </style:header>
      <style:footer>
        <table:table table:name="Tabela23" table:style-name="Tabela23">
          <table:table-column table:style-name="Tabela23.A"/>
          <table:table-row table:style-name="Tabela23.1">
            <table:table-cell table:style-name="Tabela23.A1" office:value-type="string">
              <text:p text:style-name="Footer">Impresso dia <text:date style:data-style-name="N36" text:date-value="2018-04-16T13:55:01.199983921">16/04/2018</text:date><text:s/>às <text:time style:data-style-name="N41" text:time-value="2018-04-16T13:55:01.200060616">13:55:00</text:time><text:s/>por <text:span text:style-name="MT21"><text:user-field-get text:name="py3o.damdfe.nome_sistema">damdfe.nome_sistema</text:user-field-ge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6-12-23T15:03:11.336762637</meta:creation-date>
    <dc:title>DAMDFE</dc:title>
    <meta:editing-duration>P2DT12H52M30S</meta:editing-duration>
    <meta:editing-cycles>796</meta:editing-cycles>
    <meta:generator>LibreOffice/6.0.3.2$Linux_X86_64 LibreOffice_project/00m0$Build-2</meta:generator>
    <dc:date>2018-04-16T13:55:00.975030735</dc:date>
    <dc:creator>Taŭga Tecnologia</dc:creator>
    <meta:document-statistic meta:table-count="8" meta:image-count="0" meta:object-count="0" meta:page-count="2" meta:paragraph-count="120" meta:word-count="228" meta:character-count="3024" meta:non-whitespace-character-count="2894"/>
    <meta:template xlink:type="simple" xlink:actuate="onRequest" xlink:title="WriterPadrão" xlink:href="../Modelos/WriterPadrão.ott" meta:date="2016-12-23T15:03:10.881647871"/>
  </office:meta>
</office:document-meta>
</file>